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D000000555321CB990.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Vera Sans Mono" svg:font-family="'Bitstream Vera Sans Mono', 'DejaVu Sans Mono', Monaco, monospace"/>
    <style:font-face style:name="Lohit Hindi1" svg:font-family="'Lohit Hindi'"/>
    <style:font-face style:name="OpenSymbol" svg:font-family="OpenSymbol"/>
    <style:font-face style:name="DejaVu Sans Mono" svg:font-family="'DejaVu Sans Mono'" style:font-family-generic="modern" style:font-pitch="fixed"/>
    <style:font-face style:name="Lohit Devanagari" svg:font-family="'Lohit Devanagari'" style:font-family-generic="modern" style:font-pitch="fixed"/>
    <style:font-face style:name="WenQuanYi Zen Hei Sharp" svg:font-family="'WenQuanYi Zen Hei Sharp'"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margin-left="0in" fo:margin-right="0.0311in" fo:text-indent="0in" style:auto-text-indent="false">
        <style:tab-stops>
          <style:tab-stop style:position="3.3465in" style:type="center"/>
          <style:tab-stop style:position="7.4799in" style:type="right"/>
        </style:tab-stops>
      </style:paragraph-properties>
    </style:style>
    <style:style style:name="P2" style:family="paragraph" style:parent-style-name="Header">
      <style:paragraph-properties fo:margin-left="0in" fo:margin-right="0.0311in" fo:text-indent="0in" style:auto-text-indent="false">
        <style:tab-stops>
          <style:tab-stop style:position="3.7291in" style:type="center"/>
          <style:tab-stop style:position="7.4799in" style:type="right"/>
        </style:tab-stops>
      </style:paragraph-properties>
    </style:style>
    <style:style style:name="P3" style:family="paragraph" style:parent-style-name="Footer">
      <style:paragraph-properties>
        <style:tab-stops>
          <style:tab-stop style:position="3.7189in" style:type="center"/>
          <style:tab-stop style:position="7.4165in" style:type="right"/>
        </style:tab-stops>
      </style:paragraph-properties>
    </style:style>
    <style:style style:name="P4" style:family="paragraph" style:parent-style-name="Footer">
      <style:paragraph-properties>
        <style:tab-stops>
          <style:tab-stop style:position="3.7291in" style:type="center"/>
          <style:tab-stop style:position="7.4689in" style:type="right"/>
        </style:tab-stops>
      </style:paragraph-properties>
    </style:style>
    <style:style style:name="P5" style:family="paragraph" style:parent-style-name="Antwoord">
      <style:text-properties fo:font-weight="normal" style:font-weight-asian="normal" style:font-weight-complex="normal"/>
    </style:style>
    <style:style style:name="P6" style:family="paragraph" style:parent-style-name="Preformatted_20_Text">
      <style:text-properties fo:font-variant="normal" fo:text-transform="none" fo:color="#999988" style:font-name="Bitstream Vera Sans Mono" fo:font-size="9pt" fo:letter-spacing="normal" fo:font-style="italic" fo:font-weight="normal" style:font-weight-asian="normal" style:font-weight-complex="normal"/>
    </style:style>
    <style:style style:name="P7" style:family="paragraph" style:parent-style-name="Preformatted_20_Text">
      <style:paragraph-properties fo:margin-top="0in" fo:margin-bottom="0in" fo:line-height="140%" fo:padding="0in" fo:border="none"/>
      <style:text-properties fo:font-variant="normal" fo:text-transform="none" fo:color="#999988" style:font-name="Bitstream Vera Sans Mono" fo:font-size="9pt" fo:letter-spacing="normal" fo:font-style="italic" fo:font-weight="normal"/>
    </style:style>
    <style:style style:name="P8" style:family="paragraph" style:parent-style-name="Preformatted_20_Text">
      <style:paragraph-properties fo:margin-top="0in" fo:margin-bottom="0in" fo:line-height="140%" fo:padding="0in" fo:border="none"/>
      <style:text-properties fo:font-variant="normal" fo:text-transform="none" fo:color="#333333" style:font-name="Bitstream Vera Sans Mono" fo:font-size="9pt" fo:letter-spacing="normal" fo:font-style="normal" fo:font-weight="normal"/>
    </style:style>
    <style:style style:name="P9" style:family="paragraph" style:parent-style-name="Preformatted_20_Text">
      <style:paragraph-properties fo:margin-top="0in" fo:margin-bottom="0in" fo:line-height="140%" fo:padding="0in" fo:border="none"/>
    </style:style>
    <style:style style:name="P10" style:family="paragraph" style:parent-style-name="Text_20_body" style:list-style-name="">
      <style:text-properties fo:font-weight="normal" style:font-weight-asian="normal" style:font-weight-complex="normal"/>
    </style:style>
    <style:style style:name="P11" style:family="paragraph" style:parent-style-name="Text_20_body" style:list-style-name="">
      <style:text-properties fo:font-weight="bold" style:font-weight-asian="bold" style:font-weight-complex="bold"/>
    </style:style>
    <style:style style:name="P12" style:family="paragraph" style:parent-style-name="Text_20_body" style:list-style-name="L1"/>
    <style:style style:name="P13" style:family="paragraph" style:parent-style-name="Text_20_body" style:list-style-name="L2"/>
    <style:style style:name="P14" style:family="paragraph" style:parent-style-name="Standard" style:master-page-name="First_20_Page">
      <style:paragraph-properties style:page-number="auto" fo:padding="0.0193in" fo:border="0.06pt solid #000000" style:shadow="none"/>
    </style:style>
    <style:style style:name="P15" style:family="paragraph" style:parent-style-name="Heading_20_1" style:list-style-name=""/>
    <style:style style:name="P16" style:family="paragraph" style:parent-style-name="Heading_20_1">
      <style:paragraph-properties fo:break-before="page"/>
    </style:style>
    <style:style style:name="P17" style:family="paragraph" style:parent-style-name="Antwoord" style:list-style-name="L3"/>
    <style:style style:name="P18" style:family="paragraph" style:parent-style-name="Antwoord">
      <style:text-properties fo:font-weight="normal" style:font-weight-asian="normal" style:font-weight-complex="normal"/>
    </style:style>
    <style:style style:name="P19" style:family="paragraph" style:parent-style-name="Antwoord">
      <style:paragraph-properties fo:padding="0.0291in" fo:border-left="none" fo:border-right="none" fo:border-top="none" fo:border-bottom="0.06pt solid #000000" style:join-border="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color="#bb8844"/>
    </style:style>
    <style:style style:name="T6" style:family="text">
      <style:text-properties fo:color="#008080"/>
    </style:style>
    <style:style style:name="T7" style:family="text">
      <style:text-properties fo:color="#999988" fo:font-style="italic"/>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Naam student: Patrick Van Brussel</text:p>
      <text:h text:style-name="Title" text:outline-level="1">Labo: <text:title>Vagrant en Puppet</text:title></text:h>
      <text:h text:style-name="P10" text:outline-level="1">Het installeren en onderhouden van servers wordt meer en meer geautomatiseerd. In dit labo leer je een aantal tools kennen die daarvoor gebruikt worden.</text:h>
      <text:h text:style-name="P11" text:outline-level="1">Voeg telkens je bronnen toe, bv. als je een HOWTO volgt die je ergens gevonden hebt.</text:h>
      <text:h text:style-name="P11" text:outline-level="1">OPM. <text:span text:style-name="T2">Om gequoteerd te kunnen worden op deze opdracht, moet je ze ook mondeling toelichten aan je begeleidende lector! </text:span><text:span text:style-name="T2">Omwille van de complexiteit en het opzet van deze opdracht werk je bij voorkeur </text:span><text:span text:style-name="T2">samen. Dien in dat geval allebei het document in via Chamilo zodat we duidelijk zien wie een oplossing heeft ingediend. </text:span><text:span text:style-name="T2">Indienen in PDF aub.</text:span></text:h>
      <text:h text:style-name="Heading_20_1" text:outline-level="1">Leerdoelen</text:h>
      <text:list xml:id="list6205744501" text:style-name="L1">
        <text:list-item>
          <text:p text:style-name="P12">Vagrant kunnen gebruiken voor het opzetten van virtuele machines</text:p>
          <text:list>
            <text:list-item>
              <text:p text:style-name="P12">een “base box” kunnen downloaden</text:p>
            </text:list-item>
            <text:list-item>
              <text:p text:style-name="P12">een nieuwe VM kunnen aanmaken en configureren a.h.v. de Vagrantfile</text:p>
            </text:list-item>
          </text:list>
        </text:list-item>
        <text:list-item>
          <text:p text:style-name="P12">Puppet kunnen gebruiken om een eenvoudige server op te zetten</text:p>
          <text:list>
            <text:list-item>
              <text:p text:style-name="P12">Bestaande modules kunnen gebruiken om een server te configureren</text:p>
            </text:list-item>
            <text:list-item>
              <text:p text:style-name="P12">De configuratie van de server kunnen opslaan in een versiebeheersysteem (Git)</text:p>
            </text:list-item>
          </text:list>
        </text:list-item>
      </text:list>
      <text:h text:style-name="Heading_20_1" text:outline-level="1">Ondersteunend studiemateriaal</text:h>
      <text:list xml:id="list1475043059" text:style-name="L2">
        <text:list-item>
          <text:p text:style-name="P13"><text:span text:style-name="T4">V</text:span><text:span text:style-name="T4">ideoles “LAMP Stack met Vagrant en Puppet”. Geraadpleegd op 2013-10-15 </text:span><text:a xlink:type="simple" xlink:href="http://www.youtube.com/watch?v=u48tK85s2Ao"><text:span text:style-name="T4">http://www.youtube.com/watch?v=u48tK85s2Ao</text:span></text:a></text:p>
        </text:list-item>
        <text:list-item>
          <text:p text:style-name="P13"><text:span text:style-name="T4">Git repository CentOS/LAMP: </text:span><text:span text:style-name="T4">Geraadpleegd op 2013-</text:span><text:span text:style-name="T4">10</text:span><text:span text:style-name="T4">-</text:span><text:span text:style-name="T4">15</text:span><text:span text:style-name="T4"><text:line-break/></text:span><text:a xlink:type="simple" xlink:href="https://bitbucket.org/bertvanvreckem/centos-lamp"><text:span text:style-name="T4">https://bitbucket.org/bertvanvreckem/centos-lamp</text:span></text:a></text:p>
        </text:list-item>
        <text:list-item>
          <text:p text:style-name="P13">Getting Started with Vagrant. Geraadpleegd op 2013-09-27.<text:line-break/><text:a xlink:type="simple" xlink:href="http://docs.vagrantup.com/v2/getting-started/index.html"><text:span text:style-name="T3">http://docs.vagrantup.com/v2/getting-started/index.html</text:span></text:a></text:p>
        </text:list-item>
        <text:list-item>
          <text:p text:style-name="P13"><text:span text:style-name="T3">Introduction to Puppet. Geraadpleegd op 2013-09-27<text:line-break/></text:span><text:a xlink:type="simple" xlink:href="http://docs.puppetlabs.com/guides/introduction.html"><text:span text:style-name="T3">http://docs.puppetlabs.com/guides/introduction.html</text:span></text:a><text:span text:style-name="T3"><text:line-break/></text:span></text:p>
        </text:list-item>
      </text:list>
      <text:h text:style-name="P15" text:outline-level="1"/>
      <text:h text:style-name="P16" text:outline-level="1">Een VM aanmaken met Vagrant</text:h>
      <text:p text:style-name="Text_20_body">Gebruik <text:span text:style-name="T1">Vagrant</text:span> om een CentOS base box te downloaden<text:note text:id="ftn1" text:note-class="footnote"><text:note-citation>1</text:note-citation><text:note-body><text:p text:style-name="Footnote"><text:a xlink:type="simple" xlink:href="http://packages.vstone.eu/vagrant-boxes/">http://packages.vstone.eu/vagrant-boxes/</text:a> of <text:a xlink:type="simple" xlink:href="http://www.vagrantbox.es/">http://www.vagrantbox.es/</text:a></text:p></text:note-body></text:note> en een nieuwe VM aan te maken. </text:p>
      <text:p text:style-name="Antwoord">Vagrant init name url</text:p>
      <text:p text:style-name="Antwoord">vagrant up | status | halt | destroy</text:p>
      <text:p text:style-name="Antwoord">vagrant ssh</text:p>
      <text:p text:style-name="Antwoord">vagrant provision</text:p>
      <text:p text:style-name="Antwoord"/>
      <text:p text:style-name="P19">configfile:</text:p>
      <text:p text:style-name="Antwoord"/>
      <text:p text:style-name="Antwoord">VAGRANTFILE_API_VERSION = "2"</text:p>
      <text:p text:style-name="Antwoord"></text:p>
      <text:p text:style-name="Antwoord">Vagrant.configure(VAGRANTFILE_API_VERSION) do |config|</text:p>
      <text:p text:style-name="Antwoord"><text:s text:c="2"/>config.vm.box = "centos64"</text:p>
      <text:p text:style-name="Antwoord"><text:s text:c="2"/></text:p>
      <text:p text:style-name="Antwoord"><text:s text:c="2"/>config.vm.box_url = "http://developer.nrel.gov/downloads/vagrant-boxes/CentOS-6.4-x86_64-v20130731.box"</text:p>
      <text:p text:style-name="Antwoord"/>
      <text:p text:style-name="Antwoord"><text:s text:c="2"/>config.vm.network :private_network, ip: "192.168.56.10"</text:p>
      <text:p text:style-name="Antwoord"></text:p>
      <text:p text:style-name="Antwoord"><text:s text:c="2"/>config.vm.synced_folder "www", "/var/www/html"</text:p>
      <text:p text:style-name="Antwoord"><text:s text:c="2"/>config.vm.synced_folder "bats/bin", "/home/vagrant/bin"</text:p>
      <text:p text:style-name="Antwoord"><text:s text:c="2"/>config.vm.synced_folder "bats/libexec", "/home/vagrant/libexec"</text:p>
      <text:p text:style-name="Antwoord"><text:s text:c="2"/>config.vm.synced_folder "bats/tests", "/home/vagrant/tests"</text:p>
      <text:p text:style-name="Antwoord"></text:p>
      <text:p text:style-name="Antwoord"><text:s text:c="2"/>config.vm.provision :puppet do |puppet|</text:p>
      <text:p text:style-name="Antwoord"><text:s text:c="4"/>puppet.manifests_path = "manifests"</text:p>
      <text:p text:style-name="Antwoord"><text:s text:c="4"/>puppet.manifest_file <text:s/>= "site.pp"</text:p>
      <text:p text:style-name="Antwoord"><text:s text:c="4"/>puppet.module_path = "modules"</text:p>
      <text:p text:style-name="Antwoord"><text:s text:c="2"/>end</text:p>
      <text:p text:style-name="Antwoord">end</text:p>
      <text:p text:style-name="Text_20_body">Gebruik een <text:span text:style-name="T1">versiebeheersysteem</text:span> (Git of Mercurial) om je configuratie op te slaan en op het Internet te publiceren. Je vindt gratis Git hosting op GitHub<text:note text:id="ftn2" text:note-class="footnote"><text:note-citation>2</text:note-citation><text:note-body><text:p text:style-name="Footnote"><text:a xlink:type="simple" xlink:href="http://github.com/">http://github.com/</text:a></text:p></text:note-body></text:note> of BitBucket<text:note text:id="ftn3" text:note-class="footnote"><text:note-citation>3</text:note-citation><text:note-body><text:p text:style-name="Footnote"><text:a xlink:type="simple" xlink:href="http://bitbucket.org/">http://bitbucket.org/</text:a></text:p></text:note-body></text:note>, die laatste ondersteunt ook Mercurial. BitBucket heeft verder als voordeel dat je in een gratis acccount ook private repositories kan aanmaken en teams tot vijf personen kan toegang geven. Registreren met je HoGent account <text:soft-page-break/>geeft je de mogelijkheid om een (gratis) academische licentie aan te vragen die je onbeperkte toegang geeft. GitHub is langs de andere kant <text:s/>razend populair, i.h.b. bij Puppet-gebruikers.</text:p>
      <text:p text:style-name="Antwoord">Git status</text:p>
      <text:p text:style-name="Antwoord">git add .</text:p>
      <text:p text:style-name="Antwoord">Git commit -m “message”</text:p>
      <text:p text:style-name="Antwoord">git push</text:p>
      <text:p text:style-name="Antwoord"/>
      <text:p text:style-name="Antwoord"><text:a xlink:type="simple" xlink:href="https://github.com/VuokkoVuorinnen/Labo4">https://github.com/VuokkoVuorinnen/Labo4</text:a></text:p>
      <text:h text:style-name="Heading_20_1" text:outline-level="1">Puppet configuratie</text:h>
      <text:p text:style-name="Text_20_body">Zet m.h.v. Puppet een <text:span text:style-name="T1">LAMP server</text:span> op (zoals in labo 2). Gebruik zo veel mogelijk bestaande modules<text:note text:id="ftn4" text:note-class="footnote"><text:note-citation>4</text:note-citation><text:note-body><text:p text:style-name="Footnote"><text:a xlink:type="simple" xlink:href="https://forge.puppetlabs.com/">https://forge.puppetlabs.com/</text:a></text:p></text:note-body></text:note>. Firewall, <text:span text:style-name="T4">SELinux </text:span><text:span text:style-name="T4">en </text:span><text:span text:style-name="T4">SSL-ondersteuning </text:span><text:span text:style-name="T4">zijn extra's</text:span><text:span text:style-name="T4">. Een demo met een eenvoudige PHP pagina is voldoende, maar toon wel aan dat de link naar een MySQL database werkt. Sla alles op in de eerder aangemaakte repository.</text:span></text:p>
      <text:p text:style-name="Antwoord">node default {<text:tab/></text:p>
      <text:p text:style-name="Antwoord"><text:tab/></text:p>
      <text:p text:style-name="Antwoord"><text:tab/>class { 'mysql::server': }</text:p>
      <text:p text:style-name="Antwoord"><text:tab/></text:p>
      <text:p text:style-name="Antwoord"><text:tab/>class { 'mysql::bindings':</text:p>
      <text:p text:style-name="Antwoord"><text:tab/><text:tab/>php_enable =&gt; true,</text:p>
      <text:p text:style-name="Antwoord"><text:tab/>}</text:p>
      <text:p text:style-name="Antwoord"></text:p>
      <text:p text:style-name="Antwoord"><text:tab/>class { 'apache': </text:p>
      <text:p text:style-name="Antwoord"><text:tab/><text:tab/>default_ssl_vhost =&gt; true,</text:p>
      <text:p text:style-name="Antwoord"><text:tab/>}</text:p>
      <text:p text:style-name="Antwoord"><text:tab/></text:p>
      <text:p text:style-name="Antwoord"><text:tab/>class { 'apache::mod::ssl': }</text:p>
      <text:p text:style-name="Antwoord"><text:tab/></text:p>
      <text:p text:style-name="Antwoord"><text:tab/>class { 'apache::mod::php': }</text:p>
      <text:p text:style-name="Antwoord"></text:p>
      <text:p text:style-name="Antwoord"><text:tab/>file {</text:p>
      <text:p text:style-name="Antwoord"><text:tab/><text:tab/>"Make sure the wordpress.sql file exists":</text:p>
      <text:p text:style-name="Antwoord"><text:tab/><text:tab/>ensure =&gt; file,</text:p>
      <text:p text:style-name="Antwoord"><text:tab/><text:tab/>path <text:s text:c="2"/>=&gt; '/var/www/html/wordpress.sql',</text:p>
      <text:p text:style-name="Antwoord"><text:s text:c="2"/><text:tab/>}-&gt;</text:p>
      <text:p text:style-name="Antwoord"></text:p>
      <text:p text:style-name="Antwoord"><text:soft-page-break/><text:tab/>mysql::db { 'wordpress':</text:p>
      <text:p text:style-name="Antwoord"><text:tab/><text:tab/>user <text:s text:c="7"/>=&gt; 'vagrant',</text:p>
      <text:p text:style-name="Antwoord"><text:tab/><text:tab/>password <text:s text:c="3"/>=&gt; 'vagrant',</text:p>
      <text:p text:style-name="Antwoord"><text:tab/><text:tab/>host <text:s text:c="7"/>=&gt; 'localhost',</text:p>
      <text:p text:style-name="Antwoord"><text:tab/><text:tab/>grant <text:s text:c="6"/>=&gt; ['ALL'],</text:p>
      <text:p text:style-name="Antwoord"><text:tab/><text:tab/>sql <text:s text:c="8"/>=&gt; '/var/www/html/wordpress.sql',</text:p>
      <text:p text:style-name="Antwoord"><text:tab/><text:tab/>enforce_sql =&gt; true,</text:p>
      <text:p text:style-name="Antwoord"><text:tab/>}</text:p>
      <text:p text:style-name="Antwoord"></text:p>
      <text:p text:style-name="Antwoord"><text:tab/>exec { 'Bats testing':</text:p>
      <text:p text:style-name="Antwoord"><text:tab/><text:tab/>require =&gt; Service['httpd'],</text:p>
      <text:p text:style-name="Antwoord"><text:tab/><text:tab/>command =&gt; "bats /home/vagrant/tests/lamp.bats",</text:p>
      <text:p text:style-name="Antwoord"><text:tab/><text:tab/>path <text:s text:c="3"/>=&gt; "/usr/local/bin:/bin:/usr/bin:/usr/local/sbin:/usr/sbin:/sbin:/home/vagrant/bin",</text:p>
      <text:p text:style-name="Antwoord"><text:tab/>}</text:p>
      <text:p text:style-name="Antwoord"></text:p>
      <text:p text:style-name="Antwoord">}</text:p>
      <text:h text:style-name="Heading_20_1" text:outline-level="1">Geautomatiseerd testen</text:h>
      <text:p text:style-name="Text_20_body"><text:span text:style-name="T3">Schrijf een script dat automatisch test of alle gevraagde functionaliteit wel degelijk werkt. Er bestaan test-frameworks voor Puppet (bv. rspec-puppet, </text:span><text:span text:style-name="T3">rspec-system</text:span><text:span text:style-name="T3">), maar daarmee leren werken is buiten de scope van deze cursus (en omvat o.a. leren programmeren in Ruby). Maar met een Bash-script kom je ook een heel eind... Je kan eventueel ook gebruik maken van een Bash test-framework</text:span><text:span text:style-name="T3"><text:note text:id="ftn5" text:note-class="footnote"><text:note-citation>5</text:note-citation><text:note-body><text:p text:style-name="Footnote">Bv. <text:a xlink:type="simple" xlink:href="https://github.com/sstephenson/bats">https://github.com/sstephenson/bats</text:a>, <text:a xlink:type="simple" xlink:href="http://bmizerany.github.io/roundup/">http://bmizerany.github.io/roundup/</text:a> of <text:a xlink:type="simple" xlink:href="http://shunit.sourceforge.net/">http://shunit.sourceforge.net/</text:a></text:p></text:note-body></text:note></text:span><text:span text:style-name="T3">. </text:span><text:span text:style-name="T3">Je testscript komt uiteraard ook in je code-repository. </text:span><text:span text:style-name="T3">Hieronder volgt een aanzet voor een testscript in BATS.</text:span></text:p>
      <text:p text:style-name="P6">#! /usr/bin/env bats</text:p>
      <text:p text:style-name="P7"><text:bookmark text:name="cl-2"/># vim: ft=sh </text:p>
      <text:p text:style-name="P7"><text:bookmark text:name="cl-3"/># lamp.bats -- Test suite for a LAMP stack</text:p>
      <text:p text:style-name="P9"><text:bookmark text:name="cl-4"/></text:p>
      <text:p text:style-name="P8"><text:bookmark text:name="cl-5"/>@test <text:span text:style-name="T5">"port 22 should be listening"</text:span> {</text:p>
      <text:p text:style-name="P8"><text:bookmark text:name="cl-6"/><text:span text:style-name="T6">result</text:span>=<text:span text:style-name="T5">"$(netstat -lnt | awk '$6 == "</text:span>LISTEN<text:span text:style-name="T5">" &amp;&amp; $4 ~ "</text:span>.22<text:span text:style-name="T5">"')"</text:span></text:p>
      <text:p text:style-name="P8"><text:bookmark text:name="cl-7"/>[ <text:span text:style-name="T5">"$?"</text:span> -eq 0 ] <text:s text:c="4"/><text:span text:style-name="T7"># exit status should be 0</text:span></text:p>
      <text:p text:style-name="P8"><text:bookmark text:name="cl-8"/>[ -n <text:span text:style-name="T5">"${result}"</text:span> ] <text:span text:style-name="T7"># output should not be empty</text:span></text:p>
      <text:p text:style-name="P8"><text:bookmark text:name="cl-9"/>}</text:p>
      <text:p text:style-name="P9"><text:bookmark text:name="cl-10"/></text:p>
      <text:p text:style-name="P8"><text:bookmark text:name="cl-11"/>@test <text:span text:style-name="T5">"port 80 should be listening"</text:span> {</text:p>
      <text:p text:style-name="P8"><text:bookmark text:name="cl-12"/><text:span text:style-name="T6">result</text:span>=<text:span text:style-name="T5">"$(netstat -lnt | awk '$6 == "</text:span>LISTEN<text:span text:style-name="T5">" &amp;&amp; $4 ~ "</text:span>.80<text:span text:style-name="T5">"')"</text:span></text:p>
      <text:p text:style-name="P8"><text:bookmark text:name="cl-13"/>[ <text:span text:style-name="T5">"$?"</text:span> -eq 0 ] <text:s text:c="4"/><text:span text:style-name="T7"># exit status should be 0</text:span></text:p>
      <text:p text:style-name="P8"><text:bookmark text:name="cl-14"/>[ -n <text:span text:style-name="T5">"${result}"</text:span> ] <text:span text:style-name="T7"># output should not be empty</text:span></text:p>
      <text:p text:style-name="P8"><text:bookmark text:name="cl-15"/>}</text:p>
      <text:p text:style-name="P5"/>
      <text:p text:style-name="P5"><text:soft-page-break/>#! /usr/bin/env bats</text:p>
      <text:p text:style-name="P5"># vim: ft=sh </text:p>
      <text:p text:style-name="P5"># lamp.bats -- Test suite for a LAMP stack</text:p>
      <text:p text:style-name="P5"></text:p>
      <text:p text:style-name="P5">@test "port 22 should be listening" {</text:p>
      <text:p text:style-name="P5"><text:tab/>result="$(netstat -lnt | awk '$6 == "LISTEN" &amp;&amp; $4 ~ ".22"')"</text:p>
      <text:p text:style-name="P5"><text:tab/>[ "$?" -eq 0 ] <text:s text:c="4"/># exit status should be 0</text:p>
      <text:p text:style-name="P5"><text:tab/>[ -n "${result}" ] # output should not be empty</text:p>
      <text:p text:style-name="P5">}</text:p>
      <text:p text:style-name="P5"></text:p>
      <text:p text:style-name="P5">@test "port 80 should be listening" {</text:p>
      <text:p text:style-name="P5"><text:tab/>result="$(netstat -lnt | awk '$6 == "LISTEN" &amp;&amp; $4 ~ ".80"')"</text:p>
      <text:p text:style-name="P5"><text:tab/>[ "$?" -eq 0 ] <text:s text:c="4"/># exit status should be 0</text:p>
      <text:p text:style-name="P5"><text:tab/>[ -n "${result}" ] # output should not be empty</text:p>
      <text:p text:style-name="P5">}</text:p>
      <text:p text:style-name="P5"></text:p>
      <text:p text:style-name="P5">@test "port 443 should be listening" {</text:p>
      <text:p text:style-name="P5"><text:s text:c="8"/>result="$(netstat -lnt | awk '$6 == "LISTEN" &amp;&amp; $4 ~ ".443"')"</text:p>
      <text:p text:style-name="P5"><text:s text:c="8"/>[ "$?" -eq 0 ] <text:s text:c="4"/># exit status should be 0</text:p>
      <text:p text:style-name="P5"><text:s text:c="8"/>[ -n "${result}" ] # output should not be empty</text:p>
      <text:p text:style-name="P5">}</text:p>
      <text:p text:style-name="P5"></text:p>
      <text:p text:style-name="P5">@test "service httpd should be running" {</text:p>
      <text:p text:style-name="P5"><text:tab/>result="$(sudo service httpd status | grep 'is running')"</text:p>
      <text:p text:style-name="P5"><text:s text:c="8"/>[ "$?" -eq 0 ] <text:s text:c="4"/># exit status should be 0</text:p>
      <text:p text:style-name="P5"><text:s text:c="8"/>[ -n "${result}" ] # output should not be empty</text:p>
      <text:p text:style-name="P5">}</text:p>
      <text:p text:style-name="P5"></text:p>
      <text:p text:style-name="P5">@test "service mysqld should be running" {</text:p>
      <text:p text:style-name="P5"><text:s text:c="8"/>result="$(sudo service mysqld status | grep 'is running')"</text:p>
      <text:p text:style-name="P5"><text:s text:c="8"/>[ "$?" -eq 0 ] <text:s text:c="4"/># exit status should be 0</text:p>
      <text:p text:style-name="P5"><text:s text:c="8"/>[ -n "${result}" ] # output should not be empty</text:p>
      <text:p text:style-name="P5">}</text:p>
      <text:p text:style-name="P5"></text:p>
      <text:p text:style-name="P5">@test "service httpd should start at boot" {</text:p>
      <text:p text:style-name="P5"><text:tab/>result="$(chkconfig | grep httpd | grep on)"</text:p>
      <text:p text:style-name="P5"><text:soft-page-break/><text:s text:c="8"/>[ "$?" -eq 0 ] <text:s text:c="4"/># exit status should be 0</text:p>
      <text:p text:style-name="P5"><text:s text:c="8"/>[ -n "${result}" ] # output should not be empty</text:p>
      <text:p text:style-name="P5">}</text:p>
      <text:p text:style-name="P5"></text:p>
      <text:p text:style-name="P5">@test "service mysqld should start at boot" {</text:p>
      <text:p text:style-name="P5"><text:s text:c="8"/>result="$(chkconfig | grep mysqld | grep on)"</text:p>
      <text:p text:style-name="P5"><text:s text:c="8"/>[ "$?" -eq 0 ] <text:s text:c="4"/># exit status should be 0</text:p>
      <text:p text:style-name="P5"><text:s text:c="8"/>[ -n "${result}" ] # output should not be empty</text:p>
      <text:p text:style-name="P5">}</text:p>
      <text:p text:style-name="P5"></text:p>
      <text:p text:style-name="P5">@test "package php-mysql should be installed" {</text:p>
      <text:p text:style-name="P5"><text:tab/>result="$(rpm -qa | grep php-mysql)"</text:p>
      <text:p text:style-name="P5"><text:s text:c="8"/>[ "$?" -eq 0 ] <text:s text:c="4"/># exit status should be 0</text:p>
      <text:p text:style-name="P5"><text:s text:c="8"/>[ -n "${result}" ] # output should not be empty</text:p>
      <text:p text:style-name="P5">}</text:p>
      <text:p text:style-name="P5"></text:p>
      <text:p text:style-name="P5">@test "package php should be installed" {</text:p>
      <text:p text:style-name="P5"><text:tab/>result="$(rpm -qa | grep php)"</text:p>
      <text:p text:style-name="P5"><text:s text:c="8"/>[ "$?" -eq 0 ] <text:s text:c="4"/># exit status should be 0</text:p>
      <text:p text:style-name="P5"><text:s text:c="8"/>[ -n "${result}" ] # output should not be empty</text:p>
      <text:p text:style-name="P5">}</text:p>
      <text:p text:style-name="Text_20_body"/>
      <text:h text:style-name="Heading_20_1" text:outline-level="1">Gebruikte bronnen</text:h>
      <text:list xml:id="list895932884" text:style-name="L3">
        <text:list-item>
          <text:p text:style-name="P17">YouTube video van Bert Van Vreckem</text:p>
        </text:list-item>
        <text:list-item>
          <text:p text:style-name="P17"><text:a xlink:type="simple" xlink:href="https://forge.puppetlabs.com/puppetlabs/apache">https://forge.puppetlabs.com/puppetlabs/apache</text:a></text:p>
        </text:list-item>
        <text:list-item>
          <text:p text:style-name="P17"><text:a xlink:type="simple" xlink:href="https://forge.puppetlabs.com/puppetlabs/mysql">https://forge.puppetlabs.com/puppetlabs/mysql</text:a></text:p>
        </text:list-item>
        <text:list-item>
          <text:p text:style-name="P17"><text:a xlink:type="simple" xlink:href="http://docs.puppetlabs.com/puppet/2.7/reference/modules_fundamentals.html">http://docs.puppetlabs.com/puppet/2.7/reference/modules_fundamentals.html</text:a></text:p>
        </text:list-item>
        <text:list-item>
          <text:p text:style-name="P17"><text:a xlink:type="simple" xlink:href="https://github.com/PerishableDave/puppet-lamp-stack">https://github.com/PerishableDave/puppet-lamp-stack</text:a></text:p>
        </text:list-item>
        <text:list-item>
          <text:p text:style-name="P17"><text:a xlink:type="simple" xlink:href="http://www.howtoforge.com/faq/6_3_en.html">http://www.howtoforge.com/faq/6_3_en.html</text:a></text:p>
        </text:list-item>
        <text:list-item>
          <text:p text:style-name="P17"><text:a xlink:type="simple" xlink:href="https://ask.puppetlabs.com/question/3821/how-do-you-import-a-database-with-puppet/">https://ask.puppetlabs.com/question/3821/how-do-you-import-a-database-with-puppet/</text:a></text:p>
        </text:list-item>
        <text:list-item>
          <text:p text:style-name="P17"><text:a xlink:type="simple" xlink:href="http://docs.puppetlabs.com/references/latest/type.html#exec">http://docs.puppetlabs.com/references/latest/type.html#exec</text:a></text:p>
        </text:list-item>
        <text:list-item>
          <text:p text:style-name="P17"/>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Vera Sans Mono" svg:font-family="'Bitstream Vera Sans Mono', 'DejaVu Sans Mono', Monaco, monospace"/>
    <style:font-face style:name="Lohit Hindi1" svg:font-family="'Lohit Hindi'"/>
    <style:font-face style:name="OpenSymbol" svg:font-family="OpenSymbol"/>
    <style:font-face style:name="DejaVu Sans Mono" svg:font-family="'DejaVu Sans Mono'" style:font-family-generic="modern" style:font-pitch="fixed"/>
    <style:font-face style:name="Lohit Devanagari" svg:font-family="'Lohit Devanagari'" style:font-family-generic="modern" style:font-pitch="fixed"/>
    <style:font-face style:name="WenQuanYi Zen Hei Sharp" svg:font-family="'WenQuanYi Zen Hei Sharp'"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language="nl" fo:country="BE"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fo:font-size="10pt"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ntwoord" style:family="paragraph" style:parent-style-name="Text_20_body">
      <style:paragraph-properties fo:background-color="#e6e6e6">
        <style:background-image/>
      </style:paragraph-properties>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Sharp" style:font-size-asian="10pt" style:font-name-complex="Lohit Devanagari"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0311in" fo:text-indent="0in" style:auto-text-indent="false">
        <style:tab-stops>
          <style:tab-stop style:position="3.3465in" style:type="center"/>
          <style:tab-stop style:position="7.4799in" style:type="right"/>
        </style:tab-stops>
      </style:paragraph-properties>
    </style:style>
    <style:style style:name="MP2" style:family="paragraph" style:parent-style-name="Footer">
      <style:paragraph-properties>
        <style:tab-stops>
          <style:tab-stop style:position="3.7189in" style:type="center"/>
          <style:tab-stop style:position="7.4165in" style:type="right"/>
        </style:tab-stops>
      </style:paragraph-properties>
    </style:style>
    <style:style style:name="MP3" style:family="paragraph" style:parent-style-name="Header">
      <style:paragraph-properties fo:margin-left="0in" fo:margin-right="0.0311in" fo:text-indent="0in" style:auto-text-indent="false">
        <style:tab-stops>
          <style:tab-stop style:position="3.7291in" style:type="center"/>
          <style:tab-stop style:position="7.4799in" style:type="right"/>
        </style:tab-stops>
      </style:paragraph-properties>
    </style:style>
    <style:style style:name="MP4" style:family="paragraph" style:parent-style-name="Footer">
      <style:paragraph-properties>
        <style:tab-stops>
          <style:tab-stop style:position="3.7291in" style:type="center"/>
          <style:tab-stop style:position="7.4689in" style:type="right"/>
        </style:tab-stops>
      </style:paragraph-properties>
    </style:style>
    <style:style style:name="MT1" style:family="text">
      <style:text-properties fo:font-weight="bold" style:font-weight-asian="bold" style:font-weight-complex="bold"/>
    </style:style>
    <style:style style:name="M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0.3937in" fo:margin-right="0.3937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0193in" style:shadow="none" style:dynamic-spacing="false"/>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5in" fo:margin-bottom="0.5in" fo:margin-left="0.3937in" fo:margin-right="0.3937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svg:height="1.2083in" fo:margin-left="0in" fo:margin-right="0in" fo:margin-bottom="0.1965in" style:dynamic-spacing="false"/>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office:automatic-styles>
  <office:master-styles>
    <style:master-page style:name="Standard" style:page-layout-name="Mpm1">
      <style:header>
        <text:p text:style-name="MP1"><text:tab/><text:tab/><text:span text:style-name="MT1">Labo Linux Systeembeheer</text:span></text:p>
      </style:header>
      <style:footer>
        <text:p text:style-name="MP2">Labo: <text:title>Vagrant en Puppet</text:title><text:tab/><text:tab/>p. <text:page-number text:select-page="current">3</text:page-number>/<text:page-count>6</text:page-count></text:p>
      </style:footer>
    </style:master-page>
    <style:master-page style:name="First_20_Page" style:display-name="First Page" style:page-layout-name="Mpm2" style:next-style-name="Standard">
      <style:header>
        <text:p text:style-name="MP3"><draw:frame draw:style-name="Mfr1" draw:name="graphics2" text:anchor-type="paragraph" svg:width="1.4791in" svg:height="1.0102in" draw:z-index="0"><draw:image xlink:href="Pictures/10000000000007D000000555321CB990.jpg" xlink:type="simple" xlink:show="embed" xlink:actuate="onLoad"/></draw:frame><text:tab/><text:tab/><text:span text:style-name="MT1">Labo </text:span><text:span text:style-name="MT1">Enterprise</text:span><text:span text:style-name="MT1"> Linux</text:span></text:p>
        <text:p text:style-name="MP3"><text:tab/><text:tab/>3e PrBa Toegepaste Informatica</text:p>
        <text:p text:style-name="MP3"><text:tab/><text:tab/>2013-2014</text:p>
      </style:header>
      <style:footer>
        <text:p text:style-name="MP4">Labo: <text:title>Vagrant en Puppet</text:title><text:tab/><text:tab/>p. <text:page-number text:select-page="current">1</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9T21:11:40</meta:creation-date>
    <meta:editing-duration>P1DT12H5M47S</meta:editing-duration>
    <meta:editing-cycles>25</meta:editing-cycles>
    <meta:generator>LibreOffice/3.5$Linux_X86_64 LibreOffice_project/350m1$Build-2</meta:generator>
    <dc:title>Vagrant en Puppet</dc:title>
    <meta:initial-creator>Bert Vreckem</meta:initial-creator>
    <dc:date>2013-10-31T11:24:33</dc:date>
    <meta:document-statistic meta:table-count="0" meta:image-count="1" meta:object-count="0" meta:page-count="6" meta:paragraph-count="181" meta:word-count="1113" meta:character-count="7905" meta:non-whitespace-character-count="6540"/>
    <meta:template xlink:type="simple" xlink:actuate="onRequest" xlink:title="Opgave Labo" xlink:href="../../../../../.config/libreoffice/3/user/template/Hogent/Opgave%20Labo1.ott" meta:date="2012-09-19T21:11:36"/>
  </office:meta>
</office:document-meta>
</file>